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bcpException.DbcpException( String message , Throwable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bcpException.Dbcp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bcpException.getCau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bcpException.DbcpException( Throwable caus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bcpException.DbcpException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